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a85ce" officeooo:paragraph-rsid="000a85ce"/>
    </style:style>
    <style:style style:name="P2" style:family="paragraph" style:parent-style-name="Standard">
      <style:text-properties officeooo:rsid="000c0177" officeooo:paragraph-rsid="000c0177"/>
    </style:style>
    <style:style style:name="T1" style:family="text">
      <style:text-properties officeooo:rsid="000c01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Number and Title: <text:span text:style-name="T1">Lab # 7, Programming the A/D</text:span></text:p>
      <text:p text:style-name="P1"/>
      <text:p text:style-name="P1"><text:s/></text:p>
      <text:p text:style-name="P1">Student Name: Christian McGovern, Robert Dale , Victor Lozoya </text:p>
      <text:p text:style-name="P1"/>
      <text:p text:style-name="P1"><text:s/></text:p>
      <text:p text:style-name="P1">Date: 4/05/17</text:p>
      <text:p text:style-name="P1"/>
      <text:p text:style-name="P1"><text:s/></text:p>
      <text:p text:style-name="P1">Purpose of Lab</text:p>
      <text:p text:style-name="P1"/>
      <text:p text:style-name="P1">The purpose of this lab was converting Analog to Digital, basically reading from an analog source (photoresistor) and converting to a digital signal which can be printed. </text:p>
      <text:p text:style-name="P1"><text:s/></text:p>
      <text:p text:style-name="P1">Description of Solution(s)</text:p>
      <text:p text:style-name="P1"/>
      <text:p text:style-name="P1">The only thing the lab required us to do was create assembly code which initialized and read the value by setting a series of A/D memory registers to certain values. A lot of the lines of code are just the steps taken from the instructions of the lab, so it wasn't too difficult to understand what it was trying to tell us. One of the harder parts were understanding the logical OR r20, r24 is the better practice than hard coding the MUX3-0 to be the desired pin. Sajal pointed that out to us. <text:s/></text:p>
      <text:p text:style-name="P1"/>
      <text:p text:style-name="P1"><text:s/></text:p>
      <text:p text:style-name="P1">Test Results</text:p>
      <text:p text:style-name="P1"/>
      <text:p text:style-name="P1">For testing the program, we would change the light source <text:span text:style-name="T1">by cupping the photoresistor with our hands or shining a flashlight on it. Most of the bugs were just syntax errors. Sometimes we would get just gibberish on the serial monitor and sometimes we would get nothing. </text:span></text:p>
      <text:p text:style-name="P1"><text:s/></text:p>
      <text:p text:style-name="P1">Discussion</text:p>
      <text:p text:style-name="P1"/>
      <text:p text:style-name="P2">We liked this lab because it was easy enough to finish in one lab session. There were a couple of times we got stuck but Sajal helped us through the problems encountered. It was interesting setting the different memory registers for A/D conversion, definitely a good learning experience. </text:p>
      <text:p text:style-name="P1"><text:s/></text:p>
      <text:p text:style-name="P1">Contribution to Team Work</text:p>
      <text:p text:style-name="P1"/>
      <text:p text:style-name="P1">If this is a team lab, please describe the following when applicable: whether you designed the software on paper before coding, what part of coding is done by you (point out file name and line numbers), what bugs you have fixed, what hardware setup you have done, and any other work that consumed substantial thinking and time.</text:p>
      <text:p text:style-name="P1"/>
      <text:p text:style-name="P2">We all worked through the entire code together to figure out each problem, a lot of credit to Sajal for helping us through some of the harder problems we were stuck on. Some of the bugs were fixed by robert when it was syntax errors.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McGovern</meta:initial-creator>
    <meta:creation-date>2017-04-05T17:50:09.727141154</meta:creation-date>
    <dc:date>2017-04-05T18:15:39.830899895</dc:date>
    <dc:creator>Christian McGovern</dc:creator>
    <meta:editing-duration>PT10M20S</meta:editing-duration>
    <meta:editing-cycles>1</meta:editing-cycles>
    <meta:document-statistic meta:table-count="0" meta:image-count="0" meta:object-count="0" meta:page-count="1" meta:paragraph-count="21" meta:word-count="352" meta:character-count="2006" meta:non-whitespace-character-count="1654"/>
    <meta:generator>LibreOffice/4.1.6.2$Linux_X86_64 LibreOffice_project/410m0$Build-2</meta:generator>
  </office:meta>
</office:document-meta>
</file>